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text-properties style:font-name="Times New Roman" fo:font-weight="normal" style:font-weight-asian="normal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Standard">
      <style:paragraph-properties fo:margin-left="0.5209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18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</style:style>
    <style:style style:name="P19" style:family="paragraph" style:parent-style-name="Standard" style:list-style-name="WW8Num7">
      <style:paragraph-properties fo:margin-left="0.9839in" fo:margin-right="0in" fo:text-indent="-0.0228in" style:auto-text-indent="false">
        <style:tab-stops>
          <style:tab-stop style:position="1.0189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 style:list-style-name="WW8Num7">
      <style:paragraph-properties fo:margin-top="0in" fo:margin-bottom="0in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1" style:family="paragraph" style:parent-style-name="Standard" style:list-style-name="WW8Num7">
      <style:paragraph-properties fo:margin-top="0in" fo:margin-bottom="0in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2" style:family="paragraph" style:parent-style-name="Standard" style:list-style-name="WW8Num7">
      <style:paragraph-properties fo:margin-top="0in" fo:margin-bottom="0in" fo:line-height="100%">
        <style:tab-stops>
          <style:tab-stop style:position="2.0138in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3" style:family="paragraph" style:parent-style-name="Standard" style:list-style-name="WW8Num7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/>
    <style:style style:name="P25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26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8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</style:style>
    <style:style style:name="P31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4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paragraph-properties fo:margin-left="0in" fo:margin-right="0in" fo:text-indent="0in" style:auto-text-indent="false"/>
    </style:style>
    <style:style style:name="P3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8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</style:style>
    <style:style style:name="P41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P42" style:family="paragraph" style:parent-style-name="Text_20_body" style:list-style-name="WW8Num7">
      <style:paragraph-properties fo:margin-left="1.0299in" fo:margin-right="0in" fo:text-indent="0in" style:auto-text-indent="false"/>
    </style:style>
    <style:style style:name="P43" style:family="paragraph" style:parent-style-name="Text_20_body" style:list-style-name="WW8Num7">
      <style:paragraph-properties fo:margin-left="1.029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WW8Num7">
      <style:paragraph-properties fo:margin-left="1in" fo:margin-right="0in" fo:text-align="justify" style:justify-single-word="false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WW8Num7">
      <style:paragraph-properties fo:margin-left="1in" fo:margin-right="0in" fo:text-indent="-0.25in" style:auto-text-indent="false"/>
      <style:text-properties style:font-name="Times New Roman" fo:font-size="12pt" fo:language="pt" fo:country="BR" style:font-size-asian="12pt" style:font-size-complex="12pt"/>
    </style:style>
    <style:style style:name="P46" style:family="paragraph" style:parent-style-name="Text_20_body" style:list-style-name="WW8Num7">
      <style:paragraph-properties fo:margin-left="1in" fo:margin-right="0in" fo:text-indent="-0.25in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47" style:family="paragraph" style:parent-style-name="Text_20_body" style:list-style-name="WW8Num7">
      <style:paragraph-properties fo:margin-left="0.5in" fo:margin-right="0in" fo:text-indent="-0.25in" style:auto-text-indent="false"/>
      <style:text-properties fo:font-size="12pt" fo:language="pt" fo:country="BR" style:font-size-asian="12pt" style:font-size-complex="12pt"/>
    </style:style>
    <style:style style:name="P48" style:family="paragraph" style:parent-style-name="Text_20_body" style:list-style-name="WW8Num7">
      <style:paragraph-properties fo:margin-left="0.5in" fo:margin-right="0in" fo:text-indent="-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Text_20_body" style:list-style-name="WW8Num7">
      <style:paragraph-properties fo:margin-left="0.5in" fo:margin-right="0in" fo:text-align="justify" style:justify-single-word="false" fo:text-indent="-0.25in" style:auto-text-indent="false">
        <style:tab-stops/>
      </style:paragraph-properties>
    </style:style>
    <style:style style:name="P50" style:family="paragraph" style:parent-style-name="Text_20_body" style:list-style-name="WW8Num7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51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</style:style>
    <style:style style:name="P52" style:family="paragraph" style:parent-style-name="Text_20_body" style:list-style-name="WW8Num7">
      <style:paragraph-properties fo:margin-left="0.5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WW8Num7">
      <style:paragraph-properties fo:margin-top="0in" fo:margin-bottom="0in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4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55" style:family="paragraph" style:parent-style-name="Text_20_body" style:list-style-name="WW8Num7">
      <style:paragraph-properties fo:margin-top="0in" fo:margin-bottom="0in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56" style:family="paragraph" style:parent-style-name="Text_20_body" style:list-style-name="WW8Num7">
      <style:paragraph-properties fo:margin-left="0.9839in" fo:margin-right="0in" fo:margin-top="0in" fo:margin-bottom="0in" fo:line-height="100%" fo:text-indent="0in" style:auto-text-indent="false"/>
    </style:style>
    <style:style style:name="P57" style:family="paragraph" style:parent-style-name="Text_20_body" style:list-style-name="WW8Num7">
      <style:paragraph-properties fo:margin-left="0in" fo:margin-right="0in" fo:text-indent="-0.25in" style:auto-text-indent="false"/>
      <style:text-properties fo:font-size="12pt" style:font-size-asian="12pt" style:font-size-complex="12pt"/>
    </style:style>
    <style:style style:name="P58" style:family="paragraph" style:parent-style-name="Text_20_body" style:list-style-name="WW8Num7">
      <style:paragraph-properties fo:margin-left="1.0071in" fo:margin-right="0in" fo:text-indent="-0.0118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9" style:family="paragraph" style:parent-style-name="Text_20_body" style:list-style-name="WW8Num7">
      <style:paragraph-properties fo:margin-left="0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0" style:family="paragraph" style:parent-style-name="Text_20_body" style:list-style-name="WW8Num7">
      <style:paragraph-properties fo:margin-left="0.5417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6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62" style:family="paragraph" style:parent-style-name="Heading_20_2">
      <style:paragraph-properties fo:margin-left="0in" fo:margin-right="0in" fo:text-indent="0in" style:auto-text-indent="false"/>
    </style:style>
    <style:style style:name="P63" style:family="paragraph" style:parent-style-name="Heading_20_2" style:list-style-name="L1">
      <style:paragraph-properties fo:margin-left="0in" fo:margin-right="0in" fo:text-indent="0in" style:auto-text-indent="false"/>
    </style:style>
    <style:style style:name="P64" style:family="paragraph" style:parent-style-name="Heading_20_2" style:list-style-name="L1">
      <style:paragraph-properties fo:margin-left="0in" fo:margin-right="0in" fo:text-indent="0in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-asian="Times New Roman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12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13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pt" fo:country="BR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fo:font-style="italic" style:font-style-asian="italic"/>
    </style:style>
    <style:style style:name="T21" style:family="text"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T22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3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4" style:family="text">
      <style:text-properties fo:color="#000000" style:text-line-through-style="none" style:text-underline-style="none" style:font-name-asian="Verdana" style:font-name-complex="Verdana"/>
    </style:style>
    <style:style style:name="T25" style:family="text">
      <style:text-properties fo:color="#000000" style:text-line-through-style="none" style:text-underline-style="none" style:font-name-complex="Verdana"/>
    </style:style>
    <style:style style:name="T26" style:family="text">
      <style:text-properties fo:color="#000000" style:text-line-through-style="none" style:font-name="Verdana" fo:font-size="11pt" fo:language="pt" fo:country="BR" style:text-underline-style="none" style:font-name-asian="Verdana" style:font-size-asian="11pt" style:font-name-complex="Verdana" style:font-size-complex="11pt"/>
    </style:style>
    <style:style style:name="T27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8" style:family="text">
      <style:text-properties style:font-name-asian="Times New Roman"/>
    </style:style>
    <style:style style:name="T29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T31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Memória Virtual<text:line-break/>Caso de uso: Editar Instituição</text:p>
      <text:p text:style-name="P12"/>
      <text:h text:style-name="Heading_20_1" text:outline-level="1">Breve Descrição</text:h>
      <text:p text:style-name="P11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8"><text:tab/>- Administrador (do Sistema): A</text:span><text:span text:style-name="T9">ltera os dados de qualquer <text:tab/>instituição.</text:span></text:p>
      <text:p text:style-name="P10"><text:tab/>- Gerente (da Instituição): Altera os dados de sua própria instituição.</text:p>
      <text:h text:style-name="Heading_20_1" text:outline-level="1">Pré-condições</text:h>
      <text:p text:style-name="P11">- O usuário está logado no sistema.</text:p>
      <text:h text:style-name="Heading_20_1" text:outline-level="1">Fluxo Básico de Eventos</text:h>
      <text:list xml:id="list527810245" text:style-name="WW8Num7">
        <text:list-header>
          <text:p text:style-name="P41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42"><text:span text:style-name="T16"><text:s text:c="2"/></text:span><text:span text:style-name="T17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3">- opção “Confirmar” para confirmar nome de Instituição fornecido;</text:p>
              <text:p text:style-name="P44"><text:span text:style-name="Fonte_20_parág._20_padrão"><text:span text:style-name="T20">- </text:span></text:span><text:span text:style-name="Fonte_20_parág._20_padrão"><text:span text:style-name="T19">opção</text:span></text:span><text:span text:style-name="Fonte_20_parág._20_padrão"><text:span text:style-name="T20"> </text:span></text:span><text:span text:style-name="Fonte_20_parág._20_padrão"><text:span text:style-name="T19">“Cancelar” para sair da opção de edição de dados;</text:span></text:span></text:p>
              <text:p text:style-name="P47">2. O Administrador/Gerente digita o nome da Instituição a ser editada ou a escolhe na lista apresentada e seleciona a opção “Confirma”;</text:p>
              <text:list>
                <text:list-header>
                  <text:p text:style-name="P51"><text:span text:style-name="T17">3. O sistema dá continuidade ao processo de edição exibindo uma tela contendo </text:span><text:span text:style-name="T10">os <text:s/>seguintes campos editáveis, com preenchimento não obrigatório, para alteração dos dados:</text:span></text:p>
                  <text:p text:style-name="P52"><text:soft-page-break/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18"><text:span text:style-name="T16"><text:tab/>- campo “Nome da Instituição”, </text:span><text:span text:style-name="T17"><text:s/></text:span></text:p>
                          <text:p text:style-name="P19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2"><text:s/><text:tab/> <text:tab/>- campo “Localidade”;</text:p>
                                  <text:p text:style-name="P32"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2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3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3"><text:s/><text:tab/><text:tab/>- campo “CEP” no formato:(DDD)XXXXX-XXX;</text:p>
                          <text:list>
                            <text:list-header>
                              <text:p text:style-name="P33"><text:s/><text:tab/><text:tab/> - campo “Caixa Postal” ;</text:p>
                              <text:list>
                                <text:list-item>
                                  <text:list>
                                    <text:list-header>
                                      <text:p text:style-name="P36"><text:span text:style-name="T16"><text:s/><text:tab/><text:tab/>- campo “</text:span><text:span text:style-name="T14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7"><text:s/><text:tab/><text:tab/>- campo “Email”, com verificação de e-mail válido.</text:p>
                                              <text:p text:style-name="P37"><text:s/><text:tab/><text:tab/>- campo “URL”</text:p>
                                              <text:p text:style-name="P37"><text:s/><text:tab/><text:tab/>- campo “Identificação do Proprietário”</text:p>
                                              <text:p text:style-name="P37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><text:span text:style-name="T14">- campo “</text:span><text:span text:style-name="T11">Coordenadas Geográficas</text:span><text:span text:style-name="T12">”</text:span></text:p>
          <text:list>
            <text:list-header>
              <text:p text:style-name="P25">-Latitude<text:tab/></text:p>
              <text:p text:style-name="P25">-Longitude<text:tab/></text:p>
              <text:p text:style-name="P26">-Altitude<text:tab/></text:p>
              <text:list>
                <text:list-header>
                  <text:p text:style-name="P37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53">- Pública</text:p>
                </text:list-header>
              </text:list>
            </text:list-header>
          </text:list>
          <text:p text:style-name="P53"><text:tab/><text:tab/>- Privada</text:p>
          <text:p text:style-name="P53"><text:tab/><text:tab/>- Mista</text:p>
          <text:p text:style-name="P53"><text:tab/><text:tab/>- Outra</text:p>
          <text:p text:style-name="P53"/>
          <text:p text:style-name="P20">- campo <text:span text:style-name="T28">“</text:span>Proteção Existente<text:span text:style-name="T28">”</text:span>: <text:span text:style-name="T28">Campo em ordem alfabética, auto</text:span><text:span text:style-name="T6">-completável,</text:span><text:span text:style-name="T28"> com a lista apresentada a seguir:</text:span></text:p>
          <text:p text:style-name="P23"><text:span text:style-name="T27"><text:tab/> <text:tab/>-</text:span><text:span text:style-name="T24">Patrimônio Mundial</text:span></text:p>
          <text:p text:style-name="P21"><text:tab/><text:tab/>-Federal/ Individual </text:p>
          <text:p text:style-name="P21"><text:tab/><text:tab/>-Federal/ Conjunto</text:p>
          <text:p text:style-name="P22"><text:tab/>-Estadual/ Individual </text:p>
          <text:p text:style-name="P17"><text:tab/><text:tab/>-Estadual/ Conjunto </text:p>
          <text:p text:style-name="P17"><text:tab/><text:tab/>-Municipal/ Individual <text:tab/></text:p>
          <text:list>
            <text:list-item>
              <text:list>
                <text:list-header>
                  <text:p text:style-name="P17">-Municipal/ Conjunto </text:p>
                </text:list-header>
              </text:list>
            </text:list-item>
          </text:list>
          <text:p text:style-name="P17"><text:soft-page-break/><text:tab/><text:tab/>-Decreto Juridico </text:p>
          <text:p text:style-name="P17"><text:tab/><text:tab/>-Entorno de Bem Protegido </text:p>
          <text:p text:style-name="P17"><text:tab/><text:tab/>-Nenhuma </text:p>
          <text:p text:style-name="P17"/>
          <text:list>
            <text:list-header>
              <text:p text:style-name="P46">-campo “Tipo/ Legislação Incidente”: Campo Editável</text:p>
            </text:list-header>
          </text:list>
          <text:p text:style-name="P53">-campo <text:span text:style-name="T24">“Imagens</text:span><text:span text:style-name="T25">” </text:span><text:span text:style-name="T24">: </text:span></text:p>
          <text:p text:style-name="P54"><text:tab/>-campo para buscar arquivos de imagem para upload e botão para <text:tab/>busca. </text:p>
          <text:list>
            <text:list-header>
              <text:p text:style-name="P53"><text:span text:style-name="T24">-link “Adicionar nova Imagem</text:span><text:span text:style-name="T25">” caso o usuário queira fazer upload de mais de uma imagem.</text:span></text:p>
              <text:p text:style-name="P55">- opção para deletar imagem.</text:p>
            </text:list-header>
          </text:list>
          <text:p text:style-name="P55"/>
          <text:list>
            <text:list-item>
              <text:list>
                <text:list-item>
                  <text:list>
                    <text:list-header>
                      <text:p text:style-name="P56"><text:span text:style-name="T22"><text:s/>- campo </text:span><text:span text:style-name="T23">“Síntese Histórica</text:span><text:span text:style-name="T22">” Campo Editável para </text:span><text:span text:style-name="T21">Incluir dados sobre a formação da Fazenda, principais atividades econômicas, dados de compra e venda, dados de formação, da ocupação humana e da situação das terras, anteriores à sua formação.</text:span><text:span text:style-name="T26"> </text:span></text:p>
                      <text:list>
                        <text:list-header>
                          <text:p text:style-name="P57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8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45">- opção “Salvar” alterações nos dados;</text:p>
              <text:list>
                <text:list-header>
                  <text:p text:style-name="P59"><text:s/><text:tab/><text:tab/>- opção “Voltar” para voltar à tela de seleção da Instituição a ser editada;</text:p>
                </text:list-header>
              </text:list>
              <text:p text:style-name="P45">- opção “Cancelar” para deixar a opção “Editar Instituição” sem alterar nenhum dado;</text:p>
              <text:p text:style-name="P48">4. O <text:s/>Administrador/Gerente seleciona o(s) campos referentes aos dado(s) que deseja alterar e informa os novos dados que deseja;</text:p>
            </text:list-item>
          </text:list>
          <text:p text:style-name="P49"><text:span text:style-name="T15">5. Após as alterações desejadas, o </text:span><text:span text:style-name="T3">Administrador/Gerente</text:span><text:span text:style-name="T15"> seleciona a opção “Salvar” para registrar as mudanças no sistema.</text:span></text:p>
          <text:p text:style-name="P50">6. O sistema valida a operação e exibe a mensagem “Alterações realizadas com sucesso” e redireciona para a página principal do sistema;</text:p>
          <text:p text:style-name="P60">7. O caso de uso é encerrado.</text:p>
        </text:list-header>
      </text:list>
      <text:h text:style-name="Heading_20_1" text:outline-level="1">Fluxos Alternativos</text:h>
      <text:h text:style-name="P62" text:outline-level="2" text:is-list-header="true">Fluxo Alternativo 1</text:h>
      <text:p text:style-name="P5"><text:span text:style-name="T13"><text:tab/> </text:span><text:span text:style-name="T10">Se no </text:span><text:span text:style-name="T13">Fluxo Básico</text:span><text:span text:style-name="T10"> a qualquer momento o usuário selecionar a opção “Cancelar” <text:tab/>o caso de uso termina.</text:span></text:p>
      <text:list xml:id="list1427151955" text:style-name="L1">
        <text:list-item>
          <text:list>
            <text:list-header>
              <text:h text:style-name="P63" text:outline-level="2">Fluxo Alternativo 2</text:h>
              <text:list>
                <text:list-header>
                  <text:p text:style-name="P40"><text:span text:style-name="T17"><text:s/><text:tab/>Se no passo 2 do </text:span><text:span text:style-name="T13">Fluxo Básico </text:span><text:span text:style-name="T17">o Administrador/Gerente tentar selecionar <text:tab/>a opção “Confirmar” sem ter <text:tab/>inserido ou selecionado nenhum nome na lista:</text:span></text:p>
                </text:list-header>
              </text:list>
              <text:p text:style-name="P34"><text:soft-page-break/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38"><text:s/><text:tab/><text:tab/>2. O sistema retorna ao passo 1 do fluxo básico.</text:p>
                    </text:list-header>
                  </text:list>
                </text:list-item>
              </text:list>
              <text:h text:style-name="P64" text:outline-level="2">Fluxo Alternativo 3</text:h>
            </text:list-header>
          </text:list>
          <text:p text:style-name="P35"><text:s/><text:tab/>Se no passo 2 do <text:span text:style-name="T18">Fluxo Básico </text:span>o nome inserido não for encontrado, então:</text:p>
          <text:list text:continue-numbering="true">
            <text:list-header>
              <text:p text:style-name="P35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39"><text:s/><text:tab/><text:tab/>2. O sistema retorna ao passo 1 para o fluxo básico.</text:p>
                    </text:list-header>
                  </text:list>
                </text:list-item>
              </text:list>
              <text:h text:style-name="P64" text:outline-level="2">Fluxo Alternativo 4</text:h>
            </text:list-header>
          </text:list>
        </text:list-item>
      </text:list>
      <text:p text:style-name="P6"><text:span text:style-name="T29"><text:tab/></text:span><text:span text:style-name="T30">Se no passo 3 do </text:span><text:span text:style-name="T31">Fluxo Básico</text:span><text:span text:style-name="T30"> </text:span><text:span text:style-name="T10">o Administrador clica em "Salvar” deixando algum espaço obrigatório sem preenchimento</text:span><text:span text:style-name="Fonte_20_parág._20_padrão"><text:span text:style-name="T10">, então:</text:span></text:span></text:p>
      <text:p text:style-name="P6"><text:span text:style-name="Fonte_20_parág._20_padrão"><text:span text:style-name="T10"/></text:span></text:p>
      <text:p text:style-name="P15"><text:s/>1. <text:s/>O sistema exibe a mensagem:</text:p>
      <text:p text:style-name="P16">a. “O campo &lt;nome do campo&gt; é de preenchimento obrigatório”;</text:p>
      <text:p text:style-name="P7"><text:s/><text:tab/><text:tab/>O caso de uso retorna ao passo 3 do fluxo básico.</text:p>
      <text:p text:style-name="P7"/>
      <text:p text:style-name="P8">Fluxo Alternativo 5</text:p>
      <text:p text:style-name="P8"/>
      <text:list xml:id="list55433987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0"><text:s/><text:tab/>S<text:span text:style-name="T4">e no passo 3 do </text:span><text:span text:style-name="T5">Fluxo Básico </text:span><text:span text:style-name="T4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28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28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1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6">Fluxo Básico: Os dados da Instituição foram alterados.</text:span></text:p>
      <text:p text:style-name="Standard"><text:span text:style-name="T16"><text:tab/>Fluxo Alternativo 1: </text:span><text:span text:style-name="T17">Não ocorre alteração na base de dados do sistema.</text:span></text:p>
      <text:p text:style-name="P14">Fluxo Alternativo 2: <text:span text:style-name="T19">Não ocorre alteração na base de dados do sistema.</text:span></text:p>
      <text:p text:style-name="P14"><text:soft-page-break/>Fluxo Alternativo 3: <text:span text:style-name="T19">Não ocorre alteração na base de dados do sistema.</text:span></text:p>
      <text:p text:style-name="P14">Fluxo Alternativo 4: <text:span text:style-name="T19">Não ocorre alteração na base de dados do sistema.</text:span></text:p>
      <text:h text:style-name="Heading_20_1" text:outline-level="1">Requisitos Especiais</text:h>
      <text:list xml:id="list1049144733" text:style-name="L2">
        <text:list-item>
          <text:p text:style-name="P29">A lista gerada no passo 2 deve ser similar a um combo box que é atualizado a cada letra inserida pelo usuário no campo Nome.</text:p>
        </text:list-item>
        <text:list-item>
          <text:p text:style-name="P27">Performance: A resposta do sistema para a busca da Instituição deve ser realizada em até 1 segundo.</text:p>
        </text:list-item>
      </text:list>
      <text:p text:style-name="P13">Para excluir o bem patrimonial fica como não vis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8-08T15:20:21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61</meta:editing-cycles>
    <meta:editing-duration>PT6H41M25S</meta:editing-duration>
    <meta:generator>LibreOffice/3.5$Linux_X86_64 LibreOffice_project/350m1$Build-2</meta:generator>
    <dc:date>2012-08-08T15:20:21</dc:date>
    <dc:creator>Thais </dc:creator>
    <meta:document-statistic meta:table-count="2" meta:image-count="1" meta:object-count="0" meta:page-count="5" meta:paragraph-count="102" meta:word-count="998" meta:character-count="6180" meta:non-whitespace-character-count="5271"/>
  </office:meta>
</office:document-meta>
</file>